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1875in" fo:margin-left="0in" table:align="left"/>
    </style:style>
    <style:style style:name="Style.A" style:family="table-column">
      <style:table-column-properties style:column-width="1.7313in"/>
    </style:style>
    <style:style style:name="Style.C" style:family="table-column">
      <style:table-column-properties style:column-width="1.9125in"/>
    </style:style>
    <style:style style:name="Style.D" style:family="table-column">
      <style:table-column-properties style:column-width="1.8125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5in" table:align="margins" style:may-break-between-rows="false"/>
    </style:style>
    <style:style style:name="TestCases.A" style:family="table-column">
      <style:table-column-properties style:column-width="1.7313in" style:rel-column-width="16383*"/>
    </style:style>
    <style:style style:name="TestCases.D" style:family="table-column">
      <style:table-column-properties style:column-width="1.7313in" style:rel-column-width="16386*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2pt" officeooo:rsid="00229abe" officeooo:paragraph-rsid="00229abe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2pt" officeooo:rsid="00257751" officeooo:paragraph-rsid="00257751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2pt" officeooo:rsid="00257751" officeooo:paragraph-rsid="00257751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officeooo:rsid="0026f1fc" officeooo:paragraph-rsid="0026f1fc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2pt" officeooo:rsid="0026f1fc" officeooo:paragraph-rsid="0026f1fc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officeooo:rsid="0029cb54" officeooo:paragraph-rsid="0029cb54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officeooo:rsid="00229abe" officeooo:paragraph-rsid="00229abe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officeooo:rsid="00257751" officeooo:paragraph-rsid="00257751"/>
    </style:style>
    <style:style style:name="P14" style:family="paragraph" style:parent-style-name="Table_20_Contents">
      <style:paragraph-properties fo:text-align="start" style:justify-single-word="false"/>
      <style:text-properties officeooo:paragraph-rsid="00229abe"/>
    </style:style>
    <style:style style:name="P15" style:family="paragraph" style:parent-style-name="Table_20_Contents">
      <style:paragraph-properties fo:text-align="start" style:justify-single-word="false"/>
      <style:text-properties officeooo:paragraph-rsid="00239962"/>
    </style:style>
    <style:style style:name="P16" style:family="paragraph" style:parent-style-name="Table_20_Contents">
      <style:paragraph-properties fo:text-align="start" style:justify-single-word="false"/>
      <style:text-properties officeooo:paragraph-rsid="0026f1fc"/>
    </style:style>
    <style:style style:name="P17" style:family="paragraph" style:parent-style-name="Table_20_Contents">
      <style:paragraph-properties fo:text-align="start" style:justify-single-word="false"/>
      <style:text-properties officeooo:rsid="00239962" officeooo:paragraph-rsid="00239962"/>
    </style:style>
    <style:style style:name="P18" style:family="paragraph" style:parent-style-name="Table_20_Contents">
      <style:paragraph-properties fo:text-align="start" style:justify-single-word="false"/>
      <style:text-properties officeooo:rsid="00239962" officeooo:paragraph-rsid="0026f1fc"/>
    </style:style>
    <style:style style:name="P19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20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style:font-name="Liberation Sans" fo:font-size="16pt" officeooo:rsid="001bb746" officeooo:paragraph-rsid="001bb746" style:font-size-asian="14pt" style:font-size-complex="16pt"/>
    </style:style>
    <style:style style:name="P22" style:family="paragraph" style:parent-style-name="Standard">
      <style:paragraph-properties fo:text-align="start" style:justify-single-word="false"/>
      <style:text-properties officeooo:paragraph-rsid="001d65df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57751" officeooo:paragraph-rsid="00239962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57751" officeooo:paragraph-rsid="0026f1fc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2pt" officeooo:rsid="0033995b" officeooo:paragraph-rsid="0033995b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6pt" officeooo:rsid="002a702d" officeooo:paragraph-rsid="002a702d" style:font-size-asian="14pt" style:font-size-complex="16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6pt" officeooo:rsid="002be0d0" officeooo:paragraph-rsid="002be0d0" style:font-size-asian="14pt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6pt" officeooo:rsid="002f4165" officeooo:paragraph-rsid="002f4165" style:font-size-asian="14pt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6pt" officeooo:rsid="0033995b" officeooo:paragraph-rsid="0033995b" style:font-size-asian="14pt" style:font-size-complex="16pt"/>
    </style:style>
    <style:style style:name="T1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ans" fo:font-size="12pt" fo:font-weight="bold" officeooo:rsid="00229abe" style:font-size-asian="12pt" style:font-weight-asian="bold" style:font-size-complex="12pt" style:font-weight-complex="bold"/>
    </style:style>
    <style:style style:name="T3" style:family="text">
      <style:text-properties style:font-name="Liberation Sans" fo:font-size="12pt" fo:font-weight="bold" officeooo:rsid="00244d4d" style:font-size-asian="12pt" style:font-weight-asian="bold" style:font-size-complex="12pt" style:font-weight-complex="bold"/>
    </style:style>
    <style:style style:name="T4" style:family="text">
      <style:text-properties style:font-name="Liberation Sans" fo:font-size="12pt" fo:font-weight="bold" officeooo:rsid="0016f69b" style:font-size-asian="12pt" style:font-weight-asian="bold" style:font-size-complex="12pt" style:font-weight-complex="bold"/>
    </style:style>
    <style:style style:name="T5" style:family="text">
      <style:text-properties style:font-name="Liberation Sans" fo:font-size="12pt" fo:font-weight="bold" officeooo:rsid="00239962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229abe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239962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257751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26f1fc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6pt" officeooo:rsid="001d65df" style:font-size-asian="14pt" style:font-size-complex="16pt"/>
    </style:style>
    <style:style style:name="T12" style:family="text">
      <style:text-properties style:font-name="Liberation Sans" fo:font-size="16pt" style:text-underline-style="solid" style:text-underline-width="auto" style:text-underline-color="font-color" officeooo:rsid="002be0d0" style:font-size-asian="14pt" style:font-size-complex="16pt"/>
    </style:style>
    <style:style style:name="T13" style:family="text">
      <style:text-properties style:font-name="Liberation Sans" fo:font-size="16pt" style:text-underline-style="solid" style:text-underline-width="auto" style:text-underline-color="font-color" officeooo:rsid="002f4165" style:font-size-asian="14pt" style:font-size-complex="16pt"/>
    </style:style>
    <style:style style:name="T14" style:family="text">
      <style:text-properties style:font-name="Liberation Sans" fo:font-size="16pt" style:text-underline-style="solid" style:text-underline-width="auto" style:text-underline-color="font-color" officeooo:rsid="00323afe" style:font-size-asian="14pt" style:font-size-complex="16pt"/>
    </style:style>
    <style:style style:name="T15" style:family="text">
      <style:text-properties style:font-name="Liberation Sans" fo:font-size="16pt" style:text-underline-style="solid" style:text-underline-width="auto" style:text-underline-color="font-color" officeooo:rsid="0033995b" style:font-size-asian="14pt" style:font-size-complex="16pt"/>
    </style:style>
    <style:style style:name="T16" style:family="text">
      <style:text-properties officeooo:rsid="00257751"/>
    </style:style>
    <style:style style:name="T17" style:family="text">
      <style:text-properties officeooo:rsid="002803fd"/>
    </style:style>
    <style:style style:name="T18" style:family="text">
      <style:text-properties officeooo:rsid="002be0d0"/>
    </style:style>
    <style:style style:name="T19" style:family="text">
      <style:text-properties officeooo:rsid="002f4165"/>
    </style:style>
    <style:style style:name="T20" style:family="text">
      <style:text-properties officeooo:rsid="00323afe"/>
    </style:style>
    <style:style style:name="T21" style:family="text">
      <style:text-properties officeooo:rsid="003399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16">2</text:span></text:p>
      <text:p text:style-name="P1"/>
      <text:p text:style-name="P3">Style: 20 points</text:p>
      <text:p text:style-name="P3"/>
      <table:table table:name="Style" table:style-name="Style">
        <table:table-column table:style-name="Style.A" table:number-columns-repeated="2"/>
        <table:table-column table:style-name="Style.C"/>
        <table:table-column table:style-name="Style.D"/>
        <table:table-row>
          <table:table-cell table:style-name="Style.A1" office:value-type="string">
            <text:p text:style-name="P19">Item</text:p>
          </table:table-cell>
          <table:table-cell table:style-name="Style.A1" office:value-type="string">
            <text:p text:style-name="P19">Notes</text:p>
          </table:table-cell>
          <table:table-cell table:style-name="Style.A1" office:value-type="string">
            <text:p text:style-name="P19">Points Possible</text:p>
          </table:table-cell>
          <table:table-cell table:style-name="Style.D1" office:value-type="string">
            <text:p text:style-name="P19">Points Earned</text:p>
          </table:table-cell>
        </table:table-row>
        <table:table-row>
          <table:table-cell table:style-name="Style.A2" office:value-type="string">
            <text:p text:style-name="P5">Correct file name</text:p>
          </table:table-cell>
          <table:table-cell table:style-name="Style.A2" office:value-type="string">
            <text:p text:style-name="P4"/>
          </table:table-cell>
          <table:table-cell table:style-name="Style.A2" office:value-type="string">
            <text:p text:style-name="P7">2</text:p>
          </table:table-cell>
          <table:table-cell table:style-name="Style.D2" office:value-type="string">
            <text:p text:style-name="P26">2</text:p>
          </table:table-cell>
        </table:table-row>
        <table:table-row>
          <table:table-cell table:style-name="Style.A2" office:value-type="string">
            <text:p text:style-name="P5">Author name in file</text:p>
          </table:table-cell>
          <table:table-cell table:style-name="Style.A2" office:value-type="string">
            <text:p text:style-name="P4"/>
          </table:table-cell>
          <table:table-cell table:style-name="Style.A2" office:value-type="string">
            <text:p text:style-name="P11">4</text:p>
          </table:table-cell>
          <table:table-cell table:style-name="Style.D2" office:value-type="string">
            <text:p text:style-name="P27">4</text:p>
          </table:table-cell>
        </table:table-row>
        <table:table-row>
          <table:table-cell table:style-name="Style.A2" office:value-type="string">
            <text:p text:style-name="P5">Date in file</text:p>
          </table:table-cell>
          <table:table-cell table:style-name="Style.A2" office:value-type="string">
            <text:p text:style-name="P4"/>
          </table:table-cell>
          <table:table-cell table:style-name="Style.A2" office:value-type="string">
            <text:p text:style-name="P11">2</text:p>
          </table:table-cell>
          <table:table-cell table:style-name="Style.D2" office:value-type="string">
            <text:p text:style-name="P28">2</text:p>
          </table:table-cell>
        </table:table-row>
        <table:table-row>
          <table:table-cell table:style-name="Style.A2" office:value-type="string">
            <text:p text:style-name="P12">Consistent indenting</text:p>
          </table:table-cell>
          <table:table-cell table:style-name="Style.A2" office:value-type="string">
            <text:p text:style-name="P4"/>
          </table:table-cell>
          <table:table-cell table:style-name="Style.A2" office:value-type="string">
            <text:p text:style-name="P6">4</text:p>
          </table:table-cell>
          <table:table-cell table:style-name="Style.D2" office:value-type="string">
            <text:p text:style-name="P26">4</text:p>
          </table:table-cell>
        </table:table-row>
        <table:table-row>
          <table:table-cell table:style-name="Style.A2" office:value-type="string">
            <text:p text:style-name="P13">Variable names are meaningful</text:p>
          </table:table-cell>
          <table:table-cell table:style-name="Style.A2" office:value-type="string">
            <text:p text:style-name="P4"/>
          </table:table-cell>
          <table:table-cell table:style-name="Style.A2" office:value-type="string">
            <text:p text:style-name="P7">4</text:p>
          </table:table-cell>
          <table:table-cell table:style-name="Style.D2" office:value-type="string">
            <text:p text:style-name="P26">4</text:p>
          </table:table-cell>
        </table:table-row>
        <table:table-row>
          <table:table-cell table:style-name="Style.A2" office:value-type="string">
            <text:p text:style-name="P13">File is closed</text:p>
          </table:table-cell>
          <table:table-cell table:style-name="Style.A2" office:value-type="string">
            <text:p text:style-name="P4"/>
          </table:table-cell>
          <table:table-cell table:style-name="Style.A2" office:value-type="string">
            <text:p text:style-name="P7">4</text:p>
          </table:table-cell>
          <table:table-cell table:style-name="Style.D2" office:value-type="string">
            <text:p text:style-name="P29">4</text:p>
          </table:table-cell>
        </table:table-row>
      </table:table>
      <text:p text:style-name="P3"/>
      <text:p text:style-name="P3"/>
      <text:p text:style-name="P21">Test Cases: 40 points</text:p>
      <text:p text:style-name="P3"/>
      <table:table table:name="TestCases" table:style-name="TestCases">
        <table:table-column table:style-name="TestCases.A" table:number-columns-repeated="3"/>
        <table:table-column table:style-name="TestCases.D"/>
        <table:table-row>
          <table:table-cell table:style-name="TestCases.A1" office:value-type="string">
            <text:p text:style-name="P20">Input</text:p>
          </table:table-cell>
          <table:table-cell table:style-name="TestCases.A1" office:value-type="string">
            <text:p text:style-name="P20">Expected Output</text:p>
          </table:table-cell>
          <table:table-cell table:style-name="TestCases.A1" office:value-type="string">
            <text:p text:style-name="P19">Points Possible</text:p>
          </table:table-cell>
          <table:table-cell table:style-name="TestCases.D1" office:value-type="string">
            <text:p text:style-name="P19">Points Earned</text:p>
          </table:table-cell>
        </table:table-row>
        <table:table-row>
          <table:table-cell table:style-name="TestCases.A2" office:value-type="string">
            <text:p text:style-name="P8">Jean</text:p>
            <text:p text:style-name="P8">3.4</text:p>
            <text:p text:style-name="P8">2</text:p>
            <text:p text:style-name="P8">78666</text:p>
          </table:table-cell>
          <table:table-cell table:style-name="TestCases.A2" office:value-type="string">
            <text:p text:style-name="P14"><text:span text:style-name="T3">c</text:span><text:span text:style-name="T2">out: </text:span><text:span text:style-name="T9">accept</text:span></text:p>
            <text:p text:style-name="P14"><text:span text:style-name="T4">f</text:span><text:span text:style-name="T2">ile:</text:span><text:span text:style-name="T7"> </text:span><text:span text:style-name="T9">Jean</text:span></text:p>
          </table:table-cell>
          <table:table-cell table:style-name="TestCases.A2" office:value-type="string">
            <text:p text:style-name="P9">8</text:p>
          </table:table-cell>
          <table:table-cell table:style-name="TestCases.D2" office:value-type="string">
            <text:p text:style-name="P25">8</text:p>
          </table:table-cell>
        </table:table-row>
        <table:table-row>
          <table:table-cell table:style-name="TestCases.A2" office:value-type="string">
            <text:p text:style-name="P8">Jones</text:p>
            <text:p text:style-name="P8">3.0</text:p>
            <text:p text:style-name="P8">3</text:p>
            <text:p text:style-name="P8">78666</text:p>
          </table:table-cell>
          <table:table-cell table:style-name="TestCases.A2" office:value-type="string">
            <text:p text:style-name="P14"><text:span text:style-name="T3">c</text:span><text:span text:style-name="T2">out: </text:span><text:span text:style-name="T9">wait list</text:span></text:p>
            <text:p text:style-name="P14"><text:span text:style-name="T4">f</text:span><text:span text:style-name="T2">ile:</text:span><text:span text:style-name="T7"> </text:span><text:span text:style-name="T9">Jean</text:span></text:p>
          </table:table-cell>
          <table:table-cell table:style-name="TestCases.A2" office:value-type="string">
            <text:p text:style-name="P9">8</text:p>
          </table:table-cell>
          <table:table-cell table:style-name="TestCases.D2" office:value-type="string">
            <text:p text:style-name="P25">8</text:p>
          </table:table-cell>
        </table:table-row>
        <table:table-row>
          <table:table-cell table:style-name="TestCases.A2" office:value-type="string">
            <text:p text:style-name="P8">James</text:p>
            <text:p text:style-name="P8">3.0</text:p>
            <text:p text:style-name="P8">7</text:p>
            <text:p text:style-name="P8">78702</text:p>
          </table:table-cell>
          <table:table-cell table:style-name="TestCases.A2" office:value-type="string">
            <text:p text:style-name="P15"><text:span text:style-name="T3">c</text:span><text:span text:style-name="T2">out: </text:span><text:span text:style-name="T9">do not accept</text:span></text:p>
            <text:p text:style-name="P15"><text:span text:style-name="T4">f</text:span><text:span text:style-name="T5">ile</text:span><text:span text:style-name="T8">: </text:span><text:span text:style-name="T9">Jean</text:span></text:p>
          </table:table-cell>
          <table:table-cell table:style-name="TestCases.A2" office:value-type="string">
            <text:p text:style-name="P9">8</text:p>
          </table:table-cell>
          <table:table-cell table:style-name="TestCases.D2" office:value-type="string">
            <text:p text:style-name="P25">8</text:p>
          </table:table-cell>
        </table:table-row>
        <table:table-row>
          <table:table-cell table:style-name="TestCases.A2" office:value-type="string">
            <text:p text:style-name="P8">Jared</text:p>
            <text:p text:style-name="P8">3.8</text:p>
            <text:p text:style-name="P8">0</text:p>
            <text:p text:style-name="P8">77042</text:p>
          </table:table-cell>
          <table:table-cell table:style-name="TestCases.A2" office:value-type="string">
            <text:p text:style-name="P15"><text:span text:style-name="T3">c</text:span><text:span text:style-name="T2">out: </text:span><text:span text:style-name="T9">accept</text:span></text:p>
            <text:p text:style-name="P17"><text:span text:style-name="T1">file</text:span><text:span text:style-name="T6">: </text:span><text:span text:style-name="T9">Jean</text:span></text:p>
            <text:p text:style-name="P23"><text:s text:c="7"/>Jared</text:p>
          </table:table-cell>
          <table:table-cell table:style-name="TestCases.A2" office:value-type="string">
            <text:p text:style-name="P9">8</text:p>
          </table:table-cell>
          <table:table-cell table:style-name="TestCases.D2" office:value-type="string">
            <text:p text:style-name="P25">8</text:p>
          </table:table-cell>
        </table:table-row>
        <table:table-row>
          <table:table-cell table:style-name="TestCases.A2" office:value-type="string">
            <text:p text:style-name="P10">Jobs</text:p>
            <text:p text:style-name="P10">3.<text:span text:style-name="T17">3</text:span></text:p>
            <text:p text:style-name="P10">2</text:p>
            <text:p text:style-name="P10">70847</text:p>
          </table:table-cell>
          <table:table-cell table:style-name="TestCases.A2" office:value-type="string">
            <text:p text:style-name="P16"><text:span text:style-name="T3">c</text:span><text:span text:style-name="T2">out: </text:span><text:span text:style-name="T10">wait list</text:span></text:p>
            <text:p text:style-name="P18"><text:span text:style-name="T1">file</text:span><text:span text:style-name="T6">: </text:span><text:span text:style-name="T9">Jean</text:span></text:p>
            <text:p text:style-name="P24"><text:s text:c="7"/>Jared</text:p>
          </table:table-cell>
          <table:table-cell table:style-name="TestCases.A2" office:value-type="string">
            <text:p text:style-name="P9">8</text:p>
          </table:table-cell>
          <table:table-cell table:style-name="TestCases.D2" office:value-type="string">
            <text:p text:style-name="P25">8</text:p>
          </table:table-cell>
        </table:table-row>
      </table:table>
      <text:p text:style-name="P3"/>
      <text:p text:style-name="P22"><text:span text:style-name="T11">Total: _</text:span><text:span text:style-name="T15">60</text:span><text:span text:style-name="T11">_/6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09-28T10:39:25.742628491</dc:date>
    <meta:editing-duration>PT2H9M45S</meta:editing-duration>
    <meta:editing-cycles>13</meta:editing-cycles>
    <meta:generator>LibreOffice/6.4.6.2$Linux_X86_64 LibreOffice_project/40$Build-2</meta:generator>
    <meta:document-statistic meta:table-count="2" meta:image-count="0" meta:object-count="0" meta:page-count="2" meta:paragraph-count="75" meta:word-count="116" meta:character-count="519" meta:non-whitespace-character-count="464"/>
  </office:meta>
</office:document-meta>
</file>